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1f733e" officeooo:paragraph-rsid="0026ea1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1f733e" officeooo:paragraph-rsid="0049e7d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1f733e" officeooo:paragraph-rsid="003a43f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sk" fo:country="SK" fo:font-weight="normal" officeooo:rsid="001f733e" officeooo:paragraph-rsid="0022d4e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sk" fo:country="SK" fo:font-weight="bold" officeooo:rsid="0049e7df" officeooo:paragraph-rsid="0049e7d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language="sk" fo:country="SK" fo:font-weight="bold" officeooo:rsid="0049e7df" officeooo:paragraph-rsid="0049e7d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sk" fo:country="SK" fo:font-weight="bold" officeooo:rsid="001f733e" officeooo:paragraph-rsid="001f733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sk" fo:country="SK" fo:font-weight="bold" officeooo:rsid="001f733e" officeooo:paragraph-rsid="001f733e" style:font-size-asian="14pt" style:font-weight-asian="bold" style:font-size-complex="14pt" style:font-weight-complex="bold"/>
    </style:style>
    <style:style style:name="T1" style:family="text">
      <style:text-properties officeooo:rsid="00214347"/>
    </style:style>
    <style:style style:name="T2" style:family="text">
      <style:text-properties officeooo:rsid="0022afe8"/>
    </style:style>
    <style:style style:name="T3" style:family="text">
      <style:text-properties officeooo:rsid="0022d4e1"/>
    </style:style>
    <style:style style:name="T4" style:family="text">
      <style:text-properties officeooo:rsid="0025185d"/>
    </style:style>
    <style:style style:name="T5" style:family="text">
      <style:text-properties officeooo:rsid="0025d0ac"/>
    </style:style>
    <style:style style:name="T6" style:family="text">
      <style:text-properties officeooo:rsid="0026ea1e"/>
    </style:style>
    <style:style style:name="T7" style:family="text">
      <style:text-properties fo:language="en" fo:country="US" officeooo:rsid="002a6b34"/>
    </style:style>
    <style:style style:name="T8" style:family="text">
      <style:text-properties fo:language="en" fo:country="US" officeooo:rsid="002f14b7"/>
    </style:style>
    <style:style style:name="T9" style:family="text">
      <style:text-properties fo:language="en" fo:country="US" officeooo:rsid="003ecfef"/>
    </style:style>
    <style:style style:name="T10" style:family="text">
      <style:text-properties officeooo:rsid="002a6b34"/>
    </style:style>
    <style:style style:name="T11" style:family="text">
      <style:text-properties officeooo:rsid="002c302d"/>
    </style:style>
    <style:style style:name="T12" style:family="text">
      <style:text-properties officeooo:rsid="002cc328"/>
    </style:style>
    <style:style style:name="T13" style:family="text">
      <style:text-properties officeooo:rsid="002d22d5"/>
    </style:style>
    <style:style style:name="T14" style:family="text">
      <style:text-properties officeooo:rsid="002f14b7"/>
    </style:style>
    <style:style style:name="T15" style:family="text">
      <style:text-properties officeooo:rsid="0033c013"/>
    </style:style>
    <style:style style:name="T16" style:family="text">
      <style:text-properties officeooo:rsid="0034090e"/>
    </style:style>
    <style:style style:name="T17" style:family="text">
      <style:text-properties officeooo:rsid="00358d0d"/>
    </style:style>
    <style:style style:name="T18" style:family="text">
      <style:text-properties officeooo:rsid="0036ce83"/>
    </style:style>
    <style:style style:name="T19" style:family="text">
      <style:text-properties officeooo:rsid="003a43fa"/>
    </style:style>
    <style:style style:name="T20" style:family="text">
      <style:text-properties officeooo:rsid="003b753d"/>
    </style:style>
    <style:style style:name="T21" style:family="text">
      <style:text-properties officeooo:rsid="003b8af7"/>
    </style:style>
    <style:style style:name="T22" style:family="text">
      <style:text-properties officeooo:rsid="003d6474"/>
    </style:style>
    <style:style style:name="T23" style:family="text">
      <style:text-properties officeooo:rsid="003ecfef"/>
    </style:style>
    <style:style style:name="T24" style:family="text">
      <style:text-properties officeooo:rsid="003eee4f"/>
    </style:style>
    <style:style style:name="T25" style:family="text">
      <style:text-properties officeooo:rsid="003f6bf7"/>
    </style:style>
    <style:style style:name="T26" style:family="text">
      <style:text-properties officeooo:rsid="0044fcf5"/>
    </style:style>
    <style:style style:name="T27" style:family="text">
      <style:text-properties officeooo:rsid="0046013e"/>
    </style:style>
    <style:style style:name="T28" style:family="text">
      <style:text-properties officeooo:rsid="0047cbee"/>
    </style:style>
    <style:style style:name="T29" style:family="text">
      <style:text-properties officeooo:rsid="0049c0ed"/>
    </style:style>
    <style:style style:name="T30" style:family="text">
      <style:text-properties officeooo:rsid="0049e7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kruhy</text:p>
      <text:p text:style-name="P8"/>
      <text:p text:style-name="P5">Zápis grafu</text:p>
      <text:p text:style-name="P3"><text:tab/><text:span text:style-name="T20">Cesty a križovatky</text:span><text:span text:style-name="T19"> </text:span><text:span text:style-name="T20">možeme zapísať ako usmernený graf, kde každá križovatka bude bod a každá cesta spojenie dvoch bodov v určitom smere. Graf budem reprezentova</text:span><text:span text:style-name="T26">ť</text:span><text:span text:style-name="T20"> ako hash mapu so všetkými križovatkami, kde bude ku každej </text:span><text:span text:style-name="T26">križovatke </text:span><text:span text:style-name="T20">priradené pole s križovatkami ku ktorým vedie cesta z danej križovatky.</text:span></text:p>
      <text:p text:style-name="P3"/>
      <text:p text:style-name="P6">Priradenie podmnožiny ku každej križovatke</text:p>
      <text:p text:style-name="P3"><text:tab/>V algoritme ako prvé hľadám <text:span text:style-name="T27">pod</text:span>množiny križovatiek, <text:span text:style-name="T1">v ktorých sa z každej križovatky podmnožiny dostanem do každej križovatky tejto podmnožiny.</text:span></text:p>
      <text:p text:style-name="P2"><text:span text:style-name="T7"><text:tab/>Na n</text:span><text:span text:style-name="T10">ájdenie všetkých </text:span><text:span text:style-name="T24">takýchto </text:span><text:span text:style-name="T10">podmnožín používam Kosarajov algoritmus. Tento algoritmus sa spolieha na fakt, že do podmnožiny </text:span><text:span text:style-name="T1">v ktor</text:span><text:span text:style-name="T30">ej</text:span><text:span text:style-name="T1"> sa z každej križovatky podmnožiny dostanem do každej križovatky tejto podmnožiny</text:span><text:span text:style-name="T10"> <text:s/>patria také križovatky, ktoré je možné navštíviť prehľadávaním pôvodného aj obráteného grafu </text:span><text:span text:style-name="T11">(grafu kde je smer všetkých ciest opačný) začínajúc z t</text:span><text:span text:style-name="T13">ej istej križovatky</text:span><text:span text:style-name="T10">. </text:span><text:span text:style-name="T11">Najprv prejdem pôvodný graf a uložím si cestu po ktorej som ho prehľadal. Následne sa pokúsim prehľadať aj obrátený graf a ísť podľa cesty prehľadania z pôvodného grafu. Počas prechádzania do hash mapy s križovatkami priradzujem ku každej križovatke aktuálnu </text:span><text:span text:style-name="T28">podmnožinu</text:span><text:span text:style-name="T11">. Ak sa v obrátenom grafe nedá dostať na ďalšiu križovatku podľa pôvodnej cesty, zmením podmnožinu a začnem prehľadávať graf so začiatkom v tejto križovatke.</text:span></text:p>
      <text:p text:style-name="P4"><text:span text:style-name="T2"><text:tab/>Ak sa nedajú dosiahnuť všetky križovatky začatím v prvej križovatke, vyberiem si križovatku, k</text:span><text:span text:style-name="T25">u ktorej nebola priradená podmnožina</text:span><text:span text:style-name="T2"> a up</text:span><text:span text:style-name="T3">latním už spomenutý algoritmus so začiatkom v tejto križovatke, </text:span><text:span text:style-name="T12">kde už nenavštenujem križovatky, ku ktorým už je priradená podmnožina</text:span><text:span text:style-name="T3">. To opakujem pokým nieje </text:span><text:span text:style-name="T13">ku </text:span><text:span text:style-name="T3">každ</text:span><text:span text:style-name="T13">ej </text:span><text:span text:style-name="T3">križovatk</text:span><text:span text:style-name="T13">e priradená podmnožina</text:span><text:span text:style-name="T3">.</text:span></text:p>
      <text:p text:style-name="P4"/>
      <text:p text:style-name="P6">Zápis prepojenia podmnožín</text:p>
      <text:p text:style-name="P4"><text:tab/><text:span text:style-name="T3">Následne zapíšem prepojenia medzi podmnožinami do </text:span><text:span text:style-name="T11">novej </text:span><text:span text:style-name="T3">hash mapy </text:span><text:span text:style-name="T4">vďaka hash mape s križovatkami a podmnožinami. S použitím obidvoch hash máp môžem následne zodpovedať každú otázku s časovou zložitosťou O(1).</text:span></text:p>
      <text:p text:style-name="P4"/>
      <text:p text:style-name="P6">Časová zložitosť algoritmu</text:p>
      <text:p text:style-name="P1"><text:tab/><text:span text:style-name="T6">Asymptomická zložitosť </text:span><text:span text:style-name="T12">celého </text:span><text:span text:style-name="T6">algoritmu je O(</text:span><text:span text:style-name="T15">v</text:span><text:span text:style-name="T6">+e+q), kde </text:span><text:span text:style-name="T15">v</text:span><text:span text:style-name="T6"> je počet križovatiek, e je počet ciest medzi križovatkami a q je počet otázok. </text:span><text:span text:style-name="T15">Pretože </text:span><text:span text:style-name="T21">na zapísanie grafu do vhodnej dátovej štruktúry je O(v+e),</text:span><text:span text:style-name="T15"> </text:span><text:span text:style-name="T22">vytvorenie poľa s križovatkami O(v) </text:span><text:span text:style-name="T19">celý </text:span><text:span text:style-name="T15">graf sa vždy prehľadá 2-krát a jedno prehľadanie je O(v+e), otočenie grafu je tiež O(v+e), takisto ako vytvorenie hash mapy s prepojenými </text:span><text:span text:style-name="T17">podmnožinami</text:span><text:span text:style-name="T15">. Spolu to je </text:span><text:span text:style-name="T29">teda</text:span><text:span text:style-name="T15"> O(</text:span><text:span text:style-name="T22">6</text:span><text:span text:style-name="T16">v+</text:span><text:span text:style-name="T21">5</text:span><text:span text:style-name="T16">e</text:span><text:span text:style-name="T15">). V prípade že sa z každej križovatky, ktorá je zažiatkom v Kosarajovom algoritme dá dostať len do jej podmnožiny </text:span><text:span text:style-name="T9">a podmno</text:span><text:span text:style-name="T23">žiny sú 3</text:span><text:span text:style-name="T15">, hľadanie začiatočnej </text:span><text:span text:style-name="T19">križovatky</text:span><text:span text:style-name="T15"> pri troch podmnožinách prebehne 3 krát, čo bude O(</text:span><text:span text:style-name="T29">2</text:span><text:span text:style-name="T15">v) a otázky sú zodpovedané s časovou zložitosťou O(q) To spolu je O(</text:span><text:span text:style-name="T29">8</text:span><text:span text:style-name="T16">v+</text:span><text:span text:style-name="T21">5</text:span><text:span text:style-name="T18">e</text:span><text:span text:style-name="T15">+q). Po odstránení konštánt to možeme zapísať ako O(v+e+q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2T11:46:14.256000000</meta:creation-date>
    <dc:date>2021-12-17T20:35:35.189000000</dc:date>
    <meta:editing-duration>PT4H32M17S</meta:editing-duration>
    <meta:editing-cycles>21</meta:editing-cycles>
    <meta:generator>LibreOffice/7.2.2.2$Windows_X86_64 LibreOffice_project/02b2acce88a210515b4a5bb2e46cbfb63fe97d56</meta:generator>
    <dc:creator>Renáta Madzinová</dc:creator>
    <meta:document-statistic meta:table-count="0" meta:image-count="0" meta:object-count="0" meta:page-count="1" meta:paragraph-count="11" meta:word-count="398" meta:character-count="2689" meta:non-whitespace-character-count="2295"/>
  </office:meta>
</office:document-meta>
</file>